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odefarm0.medium.com/docker-deep-dive-for-java-developers-25-essential-interview-questions-4e0180b9f72e" text:style-name="Internet_20_link" text:visited-style-name="Visited_20_Internet_20_Link">https://codefarm0.medium.com/docker-deep-dive-for-java-developers-25-essential-interview-questions-4e0180b9f72e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09:54:38.098487800</meta:creation-date>
    <dc:date>2026-01-14T09:54:45.1786296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111" meta:non-whitespace-character-count="111"/>
    <meta:generator>LibreOffice/25.8.3.2$Windows_X86_64 LibreOffice_project/8ca8d55c161d602844f5428fa4b58097424e324e</meta:generator>
  </office:meta>
</office:document-meta>
</file>